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3.8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 style:data-style-name="N100"/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80.19pt" svg:height="551.34pt" svg:x="710.56pt" svg:y="383.81pt">
            <draw:object draw:notify-on-update-of-ranges="Sheet1.F27:Sheet1.G36 Sheet1.H27:Sheet1.H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map_name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startup_time</text:p>
          </table:table-cell>
          <table:table-cell office:value-type="string" calcext:value-type="string">
            <text:p>end_time</text:p>
          </table:table-cell>
          <table:table-cell office:value-type="string" calcext:value-type="string">
            <text:p>avg_ms</text:p>
          </table:table-cell>
          <table:table-cell office:value-type="string" calcext:value-type="string">
            <text:p>min_ms</text:p>
          </table:table-cell>
          <table:table-cell office:value-type="string" calcext:value-type="string">
            <text:p>max_ms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execution_time</text:p>
          </table:table-cell>
          <table:table-cell office:value-type="string" calcext:value-type="string">
            <text:p>effective_UPS</text:p>
          </table:table-cell>
          <table:table-cell office:value-type="string" calcext:value-type="string">
            <text:p>factorio_version</text:p>
          </table:table-cell>
          <table:table-cell office:value-type="string" calcext:value-type="string">
            <text:p>executable_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-000028.aligned_to_2x2.moving.zip</text:p>
          </table:table-cell>
          <table:table-cell office:value-type="float" office:value="1" calcext:value-type="float">
            <text:p>1</text:p>
          </table:table-cell>
          <table:table-cell office:value-type="float" office:value="22.754" calcext:value-type="float">
            <text:p>22.754</text:p>
          </table:table-cell>
          <table:table-cell office:value-type="float" office:value="293.375" calcext:value-type="float">
            <text:p>293.375</text:p>
          </table:table-cell>
          <table:table-cell office:value-type="float" office:value="53.786" calcext:value-type="float">
            <text:p>53.786</text:p>
          </table:table-cell>
          <table:table-cell office:value-type="float" office:value="48.256" calcext:value-type="float">
            <text:p>48.256</text:p>
          </table:table-cell>
          <table:table-cell office:value-type="float" office:value="57.6" calcext:value-type="float">
            <text:p>57.6</text:p>
          </table:table-cell>
          <table:table-cell office:value-type="float" office:value="5000" calcext:value-type="float">
            <text:p>5000</text:p>
          </table:table-cell>
          <table:table-cell office:value-type="float" office:value="268929.467" calcext:value-type="float">
            <text:p>268929.467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J2:.J6])" office:value-type="float" office:value="18.42" calcext:value-type="float">
            <text:p>18.42</text:p>
          </table:table-cell>
          <table:table-cell/>
        </table:table-row>
        <table:table-row table:style-name="ro1">
          <table:table-cell office:value-type="string" calcext:value-type="string">
            <text:p>test-000028.aligned_to_2x2.moving.zip</text:p>
          </table:table-cell>
          <table:table-cell office:value-type="float" office:value="2" calcext:value-type="float">
            <text:p>2</text:p>
          </table:table-cell>
          <table:table-cell office:value-type="float" office:value="22.693" calcext:value-type="float">
            <text:p>22.693</text:p>
          </table:table-cell>
          <table:table-cell office:value-type="float" office:value="296.532" calcext:value-type="float">
            <text:p>296.532</text:p>
          </table:table-cell>
          <table:table-cell office:value-type="float" office:value="54.43" calcext:value-type="float">
            <text:p>54.43</text:p>
          </table:table-cell>
          <table:table-cell office:value-type="float" office:value="47.64" calcext:value-type="float">
            <text:p>47.64</text:p>
          </table:table-cell>
          <table:table-cell office:value-type="float" office:value="58.015" calcext:value-type="float">
            <text:p>58.015</text:p>
          </table:table-cell>
          <table:table-cell office:value-type="float" office:value="5000" calcext:value-type="float">
            <text:p>5000</text:p>
          </table:table-cell>
          <table:table-cell office:value-type="float" office:value="272149.664" calcext:value-type="float">
            <text:p>272149.664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-000028.aligned_to_2x2.moving.zip</text:p>
          </table:table-cell>
          <table:table-cell office:value-type="float" office:value="3" calcext:value-type="float">
            <text:p>3</text:p>
          </table:table-cell>
          <table:table-cell office:value-type="float" office:value="22.762" calcext:value-type="float">
            <text:p>22.762</text:p>
          </table:table-cell>
          <table:table-cell office:value-type="float" office:value="293.332" calcext:value-type="float">
            <text:p>293.332</text:p>
          </table:table-cell>
          <table:table-cell office:value-type="float" office:value="53.778" calcext:value-type="float">
            <text:p>53.778</text:p>
          </table:table-cell>
          <table:table-cell office:value-type="float" office:value="48.681" calcext:value-type="float">
            <text:p>48.681</text:p>
          </table:table-cell>
          <table:table-cell office:value-type="float" office:value="57.717" calcext:value-type="float">
            <text:p>57.717</text:p>
          </table:table-cell>
          <table:table-cell office:value-type="float" office:value="5000" calcext:value-type="float">
            <text:p>5000</text:p>
          </table:table-cell>
          <table:table-cell office:value-type="float" office:value="268889.701" calcext:value-type="float">
            <text:p>268889.701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-000028.aligned_to_2x2.moving.zip</text:p>
          </table:table-cell>
          <table:table-cell office:value-type="float" office:value="4" calcext:value-type="float">
            <text:p>4</text:p>
          </table:table-cell>
          <table:table-cell office:value-type="float" office:value="22.704" calcext:value-type="float">
            <text:p>22.704</text:p>
          </table:table-cell>
          <table:table-cell office:value-type="float" office:value="293.707" calcext:value-type="float">
            <text:p>293.707</text:p>
          </table:table-cell>
          <table:table-cell office:value-type="float" office:value="53.864" calcext:value-type="float">
            <text:p>53.864</text:p>
          </table:table-cell>
          <table:table-cell office:value-type="float" office:value="48.271" calcext:value-type="float">
            <text:p>48.271</text:p>
          </table:table-cell>
          <table:table-cell office:value-type="float" office:value="57.371" calcext:value-type="float">
            <text:p>57.371</text:p>
          </table:table-cell>
          <table:table-cell office:value-type="float" office:value="5000" calcext:value-type="float">
            <text:p>5000</text:p>
          </table:table-cell>
          <table:table-cell office:value-type="float" office:value="269320.29" calcext:value-type="float">
            <text:p>269320.29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-000028.aligned_to_2x2.moving.zip</text:p>
          </table:table-cell>
          <table:table-cell office:value-type="float" office:value="5" calcext:value-type="float">
            <text:p>5</text:p>
          </table:table-cell>
          <table:table-cell office:value-type="float" office:value="22.777" calcext:value-type="float">
            <text:p>22.777</text:p>
          </table:table-cell>
          <table:table-cell office:value-type="float" office:value="297.148" calcext:value-type="float">
            <text:p>297.148</text:p>
          </table:table-cell>
          <table:table-cell office:value-type="float" office:value="54.536" calcext:value-type="float">
            <text:p>54.536</text:p>
          </table:table-cell>
          <table:table-cell office:value-type="float" office:value="48.689" calcext:value-type="float">
            <text:p>48.689</text:p>
          </table:table-cell>
          <table:table-cell office:value-type="float" office:value="58.004" calcext:value-type="float">
            <text:p>58.004</text:p>
          </table:table-cell>
          <table:table-cell office:value-type="float" office:value="5000" calcext:value-type="float">
            <text:p>5000</text:p>
          </table:table-cell>
          <table:table-cell office:value-type="float" office:value="272680.529" calcext:value-type="float">
            <text:p>272680.529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-000028.misaligned_to_2x2.moving.zip</text:p>
          </table:table-cell>
          <table:table-cell office:value-type="float" office:value="1" calcext:value-type="float">
            <text:p>1</text:p>
          </table:table-cell>
          <table:table-cell office:value-type="float" office:value="22.826" calcext:value-type="float">
            <text:p>22.826</text:p>
          </table:table-cell>
          <table:table-cell office:value-type="float" office:value="307.471" calcext:value-type="float">
            <text:p>307.471</text:p>
          </table:table-cell>
          <table:table-cell office:value-type="float" office:value="56.588" calcext:value-type="float">
            <text:p>56.588</text:p>
          </table:table-cell>
          <table:table-cell office:value-type="float" office:value="49.464" calcext:value-type="float">
            <text:p>49.464</text:p>
          </table:table-cell>
          <table:table-cell office:value-type="float" office:value="63.28" calcext:value-type="float">
            <text:p>63.28</text:p>
          </table:table-cell>
          <table:table-cell office:value-type="float" office:value="5000" calcext:value-type="float">
            <text:p>5000</text:p>
          </table:table-cell>
          <table:table-cell office:value-type="float" office:value="282940.219" calcext:value-type="float">
            <text:p>282940.219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AVERAGE([.J7:.J11])" office:value-type="float" office:value="17.56" calcext:value-type="float">
            <text:p>17.56</text:p>
          </table:table-cell>
          <table:table-cell table:style-name="ce1" table:formula="of:=[.N2]/[.N7]" office:value-type="percentage" office:value="1.04897494305239" calcext:value-type="percentage">
            <text:p>104.90%</text:p>
          </table:table-cell>
        </table:table-row>
        <table:table-row table:style-name="ro1">
          <table:table-cell office:value-type="string" calcext:value-type="string">
            <text:p>test-000028.misaligned_to_2x2.moving.zip</text:p>
          </table:table-cell>
          <table:table-cell office:value-type="float" office:value="2" calcext:value-type="float">
            <text:p>2</text:p>
          </table:table-cell>
          <table:table-cell office:value-type="float" office:value="22.861" calcext:value-type="float">
            <text:p>22.861</text:p>
          </table:table-cell>
          <table:table-cell office:value-type="float" office:value="307.052" calcext:value-type="float">
            <text:p>307.052</text:p>
          </table:table-cell>
          <table:table-cell office:value-type="float" office:value="56.497" calcext:value-type="float">
            <text:p>56.497</text:p>
          </table:table-cell>
          <table:table-cell office:value-type="float" office:value="48.549" calcext:value-type="float">
            <text:p>48.549</text:p>
          </table:table-cell>
          <table:table-cell office:value-type="float" office:value="62.631" calcext:value-type="float">
            <text:p>62.631</text:p>
          </table:table-cell>
          <table:table-cell office:value-type="float" office:value="5000" calcext:value-type="float">
            <text:p>5000</text:p>
          </table:table-cell>
          <table:table-cell office:value-type="float" office:value="282485.583" calcext:value-type="float">
            <text:p>282485.583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-000028.misaligned_to_2x2.moving.zip</text:p>
          </table:table-cell>
          <table:table-cell office:value-type="float" office:value="3" calcext:value-type="float">
            <text:p>3</text:p>
          </table:table-cell>
          <table:table-cell office:value-type="float" office:value="22.796" calcext:value-type="float">
            <text:p>22.796</text:p>
          </table:table-cell>
          <table:table-cell office:value-type="float" office:value="309.976" calcext:value-type="float">
            <text:p>309.976</text:p>
          </table:table-cell>
          <table:table-cell office:value-type="float" office:value="57.095" calcext:value-type="float">
            <text:p>57.095</text:p>
          </table:table-cell>
          <table:table-cell office:value-type="float" office:value="49.482" calcext:value-type="float">
            <text:p>49.482</text:p>
          </table:table-cell>
          <table:table-cell office:value-type="float" office:value="63.52" calcext:value-type="float">
            <text:p>63.52</text:p>
          </table:table-cell>
          <table:table-cell office:value-type="float" office:value="5000" calcext:value-type="float">
            <text:p>5000</text:p>
          </table:table-cell>
          <table:table-cell office:value-type="float" office:value="285473.84" calcext:value-type="float">
            <text:p>285473.84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-000028.misaligned_to_2x2.moving.zip</text:p>
          </table:table-cell>
          <table:table-cell office:value-type="float" office:value="4" calcext:value-type="float">
            <text:p>4</text:p>
          </table:table-cell>
          <table:table-cell office:value-type="float" office:value="22.839" calcext:value-type="float">
            <text:p>22.839</text:p>
          </table:table-cell>
          <table:table-cell office:value-type="float" office:value="307.878" calcext:value-type="float">
            <text:p>307.878</text:p>
          </table:table-cell>
          <table:table-cell office:value-type="float" office:value="56.667" calcext:value-type="float">
            <text:p>56.667</text:p>
          </table:table-cell>
          <table:table-cell office:value-type="float" office:value="49.549" calcext:value-type="float">
            <text:p>49.549</text:p>
          </table:table-cell>
          <table:table-cell office:value-type="float" office:value="63.136" calcext:value-type="float">
            <text:p>63.136</text:p>
          </table:table-cell>
          <table:table-cell office:value-type="float" office:value="5000" calcext:value-type="float">
            <text:p>5000</text:p>
          </table:table-cell>
          <table:table-cell office:value-type="float" office:value="283333.558" calcext:value-type="float">
            <text:p>283333.558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-000028.misaligned_to_2x2.moving.zip</text:p>
          </table:table-cell>
          <table:table-cell office:value-type="float" office:value="5" calcext:value-type="float">
            <text:p>5</text:p>
          </table:table-cell>
          <table:table-cell office:value-type="float" office:value="22.776" calcext:value-type="float">
            <text:p>22.776</text:p>
          </table:table-cell>
          <table:table-cell office:value-type="float" office:value="310.63" calcext:value-type="float">
            <text:p>310.63</text:p>
          </table:table-cell>
          <table:table-cell office:value-type="float" office:value="57.227" calcext:value-type="float">
            <text:p>57.227</text:p>
          </table:table-cell>
          <table:table-cell office:value-type="float" office:value="49.554" calcext:value-type="float">
            <text:p>49.554</text:p>
          </table:table-cell>
          <table:table-cell office:value-type="float" office:value="63.487" calcext:value-type="float">
            <text:p>63.487</text:p>
          </table:table-cell>
          <table:table-cell office:value-type="float" office:value="5000" calcext:value-type="float">
            <text:p>5000</text:p>
          </table:table-cell>
          <table:table-cell office:value-type="float" office:value="286137.318" calcext:value-type="float">
            <text:p>286137.318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3"/>
        </table:table-row>
        <table:table-row table:style-name="ro1" table:number-rows-repeated="15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 table:number-columns-spanned="1" table:number-rows-spanned="5">
            <text:p>Aligned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54.536" calcext:value-type="float">
            <text:p>54.536</text:p>
          </table:table-cell>
          <table:table-cell table:number-columns-repeated="7"/>
        </table:table-row>
        <table:table-row table:style-name="ro1">
          <table:table-cell table:number-columns-repeated="5"/>
          <table:covered-table-cell/>
          <table:table-cell table:style-name="ce2" office:value-type="float" office:value="4" calcext:value-type="float">
            <text:p>4</text:p>
          </table:table-cell>
          <table:table-cell office:value-type="float" office:value="53.864" calcext:value-type="float">
            <text:p>53.864</text:p>
          </table:table-cell>
          <table:table-cell table:number-columns-repeated="7"/>
        </table:table-row>
        <table:table-row table:style-name="ro1">
          <table:table-cell table:number-columns-repeated="5"/>
          <table:covered-table-cell/>
          <table:table-cell table:style-name="ce2" office:value-type="float" office:value="3" calcext:value-type="float">
            <text:p>3</text:p>
          </table:table-cell>
          <table:table-cell office:value-type="float" office:value="53.778" calcext:value-type="float">
            <text:p>53.778</text:p>
          </table:table-cell>
          <table:table-cell table:number-columns-repeated="7"/>
        </table:table-row>
        <table:table-row table:style-name="ro1">
          <table:table-cell table:number-columns-repeated="5"/>
          <table:covered-table-cell/>
          <table:table-cell table:style-name="ce2" office:value-type="float" office:value="2" calcext:value-type="float">
            <text:p>2</text:p>
          </table:table-cell>
          <table:table-cell office:value-type="float" office:value="54.43" calcext:value-type="float">
            <text:p>54.43</text:p>
          </table:table-cell>
          <table:table-cell table:number-columns-repeated="7"/>
        </table:table-row>
        <table:table-row table:style-name="ro1">
          <table:table-cell table:number-columns-repeated="5"/>
          <table:covered-table-cell/>
          <table:table-cell table:style-name="ce2" office:value-type="float" office:value="1" calcext:value-type="float">
            <text:p>1</text:p>
          </table:table-cell>
          <table:table-cell office:value-type="float" office:value="53.786" calcext:value-type="float">
            <text:p>53.78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 table:number-columns-spanned="1" table:number-rows-spanned="5">
            <text:p>Misaligned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57.227" calcext:value-type="float">
            <text:p>57.227</text:p>
          </table:table-cell>
          <table:table-cell table:number-columns-repeated="7"/>
        </table:table-row>
        <table:table-row table:style-name="ro1">
          <table:table-cell table:number-columns-repeated="5"/>
          <table:covered-table-cell/>
          <table:table-cell table:style-name="ce2" office:value-type="float" office:value="4" calcext:value-type="float">
            <text:p>4</text:p>
          </table:table-cell>
          <table:table-cell office:value-type="float" office:value="56.667" calcext:value-type="float">
            <text:p>56.667</text:p>
          </table:table-cell>
          <table:table-cell table:number-columns-repeated="7"/>
        </table:table-row>
        <table:table-row table:style-name="ro1">
          <table:table-cell table:number-columns-repeated="5"/>
          <table:covered-table-cell/>
          <table:table-cell table:style-name="ce2" office:value-type="float" office:value="3" calcext:value-type="float">
            <text:p>3</text:p>
          </table:table-cell>
          <table:table-cell office:value-type="float" office:value="57.095" calcext:value-type="float">
            <text:p>57.095</text:p>
          </table:table-cell>
          <table:table-cell table:number-columns-repeated="7"/>
        </table:table-row>
        <table:table-row table:style-name="ro1">
          <table:table-cell table:number-columns-repeated="5"/>
          <table:covered-table-cell/>
          <table:table-cell table:style-name="ce2" office:value-type="float" office:value="2" calcext:value-type="float">
            <text:p>2</text:p>
          </table:table-cell>
          <table:table-cell office:value-type="float" office:value="56.497" calcext:value-type="float">
            <text:p>56.497</text:p>
          </table:table-cell>
          <table:table-cell table:number-columns-repeated="7"/>
        </table:table-row>
        <table:table-row table:style-name="ro1">
          <table:table-cell table:number-columns-repeated="5"/>
          <table:covered-table-cell/>
          <table:table-cell table:style-name="ce2" office:value-type="float" office:value="1" calcext:value-type="float">
            <text:p>1</text:p>
          </table:table-cell>
          <table:table-cell office:value-type="float" office:value="56.588" calcext:value-type="float">
            <text:p>56.588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G32:Sheet1.H3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2">00/00/0000</text:date>, <text:time style:data-style-name="N2" text:time-value="06:59:04.8269956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06:56:04.141010746</meta:creation-date>
    <dc:date>2019-02-02T08:08:41.215407786</dc:date>
    <meta:editing-duration>PT20M46S</meta:editing-duration>
    <meta:editing-cycles>2</meta:editing-cycles>
    <meta:generator>LibreOffice/6.1.4.2$Linux_X86_64 LibreOffice_project/10$Build-2</meta:generator>
    <meta:document-statistic meta:table-count="1" meta:cell-count="1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monospace" style:font-style-name="Regular" style:font-pitch="fixed" fo:font-size="14pt" style:font-size-asian="13pt" style:font-size-complex="13pt"/>
    </style:style>
    <style:style style:name="ch3" style:family="chart">
      <style:chart-properties style:rotation-angle="0"/>
      <style:text-properties fo:font-family="monospace" style:font-style-name="Regular" style:font-pitch="fixed"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monospace" style:font-style-name="Regular" style:font-pitch="fixed"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monospace" style:font-style-name="Regular" style:font-pitch="fixed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value" chart:data-label-text="false" chart:data-label-symbol="false" chart:label-position="inside"/>
      <style:graphic-properties draw:stroke="none" draw:fill-color="#2e5090" dr3d:edge-rounding="5%"/>
      <style:text-properties fo:color="#ffffff" fo:font-family="monospace" style:font-style-name="Regular" style:font-pitch="fixed"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58cm" svg:height="19.451cm" xlink:href=".." xlink:type="simple" chart:class="chart:bar" chart:column-mapping="1" chart:style-name="ch1">
        <chart:title svg:x="15.6cm" svg:y="0.285cm" chart:style-name="ch2">
          <text:p>ms per Tick</text:p>
        </chart:title>
        <chart:subtitle svg:x="15.407cm" svg:y="1.049cm" chart:style-name="ch3">
          <text:p>lower is better</text:p>
        </chart:subtitle>
        <chart:plot-area chart:style-name="ch4" table:cell-range-address="Sheet1.F27:Sheet1.H36" chart:data-source-has-labels="column" svg:x="0.187cm" svg:y="2.022cm" svg:width="33.727cm" svg:height="17.038cm">
          <chartooo:coordinate-region svg:x="3.019cm" svg:y="2.022cm" svg:width="30.682cm" svg:height="16.391cm"/>
          <chart:axis chart:dimension="x" chart:name="primary-x" chart:style-name="ch5" chartooo:axis-type="auto">
            <chartooo:date-scale/>
            <chart:categories table:cell-range-address="Sheet1.F27:Sheet1.G3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H27:Sheet1.H36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Aligned 5</text:p>
                <text:list>
                  <text:list-item>
                    <text:p>Aligned</text:p>
                  </text:list-item>
                  <text:list-item>
                    <text:p/>
                  </text:list-item>
                </text:list>
                <draw:g>
                  <svg:desc>Sheet1.F27:Sheet1.G36</svg:desc>
                </draw:g>
              </table:table-cell>
              <table:table-cell office:value-type="float" office:value="54.536">
                <text:p>54.536</text:p>
                <draw:g>
                  <svg:desc>Sheet1.H27:Sheet1.H36</svg:desc>
                </draw:g>
              </table:table-cell>
            </table:table-row>
            <table:table-row>
              <table:table-cell office:value-type="string">
                <text:p>Aligned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3.864">
                <text:p>53.864</text:p>
              </table:table-cell>
            </table:table-row>
            <table:table-row>
              <table:table-cell office:value-type="string">
                <text:p>Aligned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3.778">
                <text:p>53.778</text:p>
              </table:table-cell>
            </table:table-row>
            <table:table-row>
              <table:table-cell office:value-type="string">
                <text:p>Aligned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4.43">
                <text:p>54.43</text:p>
              </table:table-cell>
            </table:table-row>
            <table:table-row>
              <table:table-cell office:value-type="string">
                <text:p>Aligned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3.786">
                <text:p>53.786</text:p>
              </table:table-cell>
            </table:table-row>
            <table:table-row>
              <table:table-cell office:value-type="string">
                <text:p>Misaligned 5</text:p>
                <text:list>
                  <text:list-item>
                    <text:p>Misaligne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57.227">
                <text:p>57.227</text:p>
              </table:table-cell>
            </table:table-row>
            <table:table-row>
              <table:table-cell office:value-type="string">
                <text:p>Misaligned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6.667">
                <text:p>56.667</text:p>
              </table:table-cell>
            </table:table-row>
            <table:table-row>
              <table:table-cell office:value-type="string">
                <text:p>Misaligned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7.095">
                <text:p>57.095</text:p>
              </table:table-cell>
            </table:table-row>
            <table:table-row>
              <table:table-cell office:value-type="string">
                <text:p>Misaligned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6.497">
                <text:p>56.497</text:p>
              </table:table-cell>
            </table:table-row>
            <table:table-row>
              <table:table-cell office:value-type="string">
                <text:p>Misaligned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6.588">
                <text:p>56.5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